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Flug 1</text:p>
          </table:table-cell>
          <table:table-cell table:style-name="Default" office:value-type="string" calcext:value-type="string">
            <text:p>Flug 2</text:p>
          </table:table-cell>
          <table:table-cell table:style-name="Default" office:value-type="string" calcext:value-type="string">
            <text:p><text:s/>Flug 3</text:p>
          </table:table-cell>
          <table:table-cell table:style-name="Default" office:value-type="string" calcext:value-type="string">
            <text:p>Flug 4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1"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"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table:style-name="ce1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1" office:value-type="float" office:value="188" calcext:value-type="float">
            <text:p>188</text:p>
          </table:table-cell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table:style-name="ce1"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table:style-name="ce1"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table:style-name="ce1"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office:value-type="float" office:value="317" calcext:value-type="float">
            <text:p>317</text:p>
          </table:table-cell>
          <table:table-cell office:value-type="float" office:value="35" calcext:value-type="float">
            <text:p>3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table:style-name="ce1" office:value-type="float" office:value="308" calcext:value-type="float">
            <text:p>308</text:p>
          </table:table-cell>
          <table:table-cell office:value-type="float" office:value="343" calcext:value-type="float">
            <text:p>343</text:p>
          </table:table-cell>
          <table:table-cell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table:style-name="ce1" office:value-type="float" office:value="316" calcext:value-type="float">
            <text:p>316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table:style-name="ce1" office:value-type="float" office:value="308" calcext:value-type="float">
            <text:p>308</text:p>
          </table:table-cell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office:value-type="float" office:value="419" calcext:value-type="float">
            <text:p>419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table:style-name="ce1" office:value-type="float" office:value="265" calcext:value-type="float">
            <text:p>265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table:style-name="ce1" office:value-type="float" office:value="222" calcext:value-type="float">
            <text:p>222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table:style-name="ce1" office:value-type="float" office:value="197" calcext:value-type="float">
            <text:p>197</text:p>
          </table:table-cell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table:style-name="ce1" office:value-type="float" office:value="171" calcext:value-type="float">
            <text:p>171</text:p>
          </table:table-cell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table:style-name="ce1" office:value-type="float" office:value="171" calcext:value-type="float">
            <text:p>171</text:p>
          </table:table-cell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table:style-name="ce1"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206" calcext:value-type="float">
            <text:p>20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68" calcext:value-type="float">
            <text:p>3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45" calcext:value-type="float">
            <text:p>4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97" calcext:value-type="float">
            <text:p>49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48" calcext:value-type="float">
            <text:p>54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582" calcext:value-type="float">
            <text:p>58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91" calcext:value-type="float">
            <text:p>59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99" calcext:value-type="float">
            <text:p>59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608" calcext:value-type="float">
            <text:p>60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99" calcext:value-type="float">
            <text:p>59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616" calcext:value-type="float">
            <text:p>61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608" calcext:value-type="float">
            <text:p>60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31" calcext:value-type="float">
            <text:p>53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514" calcext:value-type="float">
            <text:p>514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497" calcext:value-type="float">
            <text:p>49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445" calcext:value-type="float">
            <text:p>44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394" calcext:value-type="float">
            <text:p>394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360" calcext:value-type="float">
            <text:p>36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351" calcext:value-type="float">
            <text:p>35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317" calcext:value-type="float">
            <text:p>31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240" calcext:value-type="float">
            <text:p>24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214" calcext:value-type="float">
            <text:p>214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197" calcext:value-type="float">
            <text:p>19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163" calcext:value-type="float">
            <text:p>16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86" calcext:value-type="float">
            <text:p>8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float" office:value="78" calcext:value-type="float">
            <text:p>7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09:34:33.946449954</meta:creation-date>
    <dc:date>2021-02-14T09:37:25.819690618</dc:date>
    <meta:editing-duration>PT2M52S</meta:editing-duration>
    <meta:editing-cycles>1</meta:editing-cycles>
    <meta:document-statistic meta:table-count="1" meta:cell-count="158" meta:object-count="0"/>
    <meta:generator>LibreOffice/7.1.0.3$Linux_X86_64 LibreOffice_project/10$Build-3</meta:generator>
    <meta:user-defined meta:name="qrichtext">1</meta:user-defined>
  </office:meta>
</office:document-meta>
</file>